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 style:list-style-name="L1"/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color="#000000" style:font-name="Times New Roman" fo:font-size="12pt" style:font-size-asian="12pt" style:font-size-complex="12pt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Text_20_body">Nome scenario:</text:p>
          </table:table-cell>
          <table:table-cell table:style-name="Tabella9.B1" office:value-type="string">
            <text:p text:style-name="Text_20_body">Inserimento nuovo evento</text:p>
          </table:table-cell>
        </table:table-row>
        <table:table-row table:style-name="Tabella9.2">
          <table:table-cell table:style-name="Tabella9.A2" office:value-type="string">
            <text:p text:style-name="Text_20_body">Istanza degli attori partecipanti</text:p>
          </table:table-cell>
          <table:table-cell table:style-name="Tabella9.B2" office:value-type="string">
            <text:p text:style-name="Text_20_body">Ettore : Pedagogo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7266798" text:style-name="L1">
              <text:list-item>
                <text:p text:style-name="P3">Ettore è il pedagogo dell' asilo .Decide di organizzare un nuovo evento avente come tema principale la ''Recita'' utilizzata come strumento per aiutare il bambino a giungere <text:s/><text:span text:style-name="T1">alla soluzione di un problema mediante la collaborazione con altri,caratterizzata dalla spontaneità e dall' allegria</text:span><text:span text:style-name="T2"> .</text:span>Ettore è loggato ad @silo</text:p>
              </text:list-item>
              <text:list-item>
                <text:p text:style-name="P3">Ettore accede alla sezione eventi </text:p>
              </text:list-item>
              <text:list-item>
                <text:p text:style-name="P3">Ettore clicca sulla voce '' Inserimento Nuovo Evento'' </text:p>
                <text:list>
                  <text:list-item>
                    <text:list>
                      <text:list-item>
                        <text:p text:style-name="P3">Il sistema mostra il form di Inserimento Evento</text:p>
                      </text:list-item>
                    </text:list>
                  </text:list-item>
                </text:list>
              </text:list-item>
              <text:list-item>
                <text:p text:style-name="P3">Ettore inserisce ''22/02/2012'' <text:s/>nel campo ''Data'' , <text:s/>inserisce ''' Recitare per imparare'' nel campo ''Titolo'' e sottomette l'evento <text:s/></text:p>
                <text:list>
                  <text:list-item>
                    <text:list>
                      <text:list-item>
                        <text:p text:style-name="P3">Il sistema riceve l'evento e lo pubblica</text:p>
                      </text:list-item>
                    </text:list>
                  </text:list-item>
                </text:list>
              </text:list-item>
              <text:list-item>
                <text:p text:style-name="P3">Ettore esce dal sistema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1:47:03.09</meta:creation-date>
    <meta:editing-duration>PT15M29S</meta:editing-duration>
    <meta:editing-cycles>6</meta:editing-cycles>
    <meta:generator>LibreOffice/3.6$Windows_x86 LibreOffice_project/da8c1e6-fd468f4-454e206-f42a4a9-143cfd</meta:generator>
    <dc:date>2012-10-20T17:13:24.73</dc:date>
    <meta:document-statistic meta:table-count="1" meta:image-count="0" meta:object-count="0" meta:page-count="1" meta:paragraph-count="12" meta:word-count="119" meta:character-count="776" meta:non-whitespace-character-count="668"/>
  </office:meta>
</office:document-meta>
</file>